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empty-setup-new-repo-echo"/>echo "# djangoweather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branch -M main</text:p>
      <text:p text:style-name="Preformatted_20_Text">git remote add origin https://github.com/animeshsanyal/djangoweather.git</text:p>
      <text:p text:style-name="P1">git push -u origin main</text:p>
      <text:h text:style-name="Heading_20_3" text:outline-level="3">…or push an existing repository from the command line</text:h>
      <text:p text:style-name="Preformatted_20_Text"><text:bookmark text:name="empty-setup-push-repo-echo"/>git remote add origin https://github.com/animeshsanyal/djangoweather.git</text:p>
      <text:p text:style-name="Preformatted_20_Text">git branch -M main</text:p>
      <text:p text:style-name="P1">git push -u origin main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08:36:49.902000000</meta:creation-date>
    <dc:date>2022-03-27T08:37:34.653000000</dc:date>
    <meta:editing-duration>PT45S</meta:editing-duration>
    <meta:editing-cycles>1</meta:editing-cycles>
    <meta:document-statistic meta:table-count="0" meta:image-count="0" meta:object-count="0" meta:page-count="1" meta:paragraph-count="11" meta:word-count="52" meta:character-count="367" meta:non-whitespace-character-count="326"/>
    <meta:generator>LibreOffice/7.2.5.2$Windows_X86_64 LibreOffice_project/499f9727c189e6ef3471021d6132d4c694f357e5</meta:generator>
  </office:meta>
</office:document-meta>
</file>